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0.85cm" fo:min-width="4.2cm"/>
      <style:paragraph-properties style:writing-mode="lr-tb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2.25cm" fo:min-width="6.4cm" fo:wrap-option="wrap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fill-color="#eeeeee" draw:textarea-vertical-align="middle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2.25cm" fo:min-width="6cm"/>
      <style:paragraph-properties style:writing-mode="lr-tb"/>
    </style:style>
    <style:style style:name="gr5" style:family="graphic" style:parent-style-name="objectwithoutfill">
      <style:graphic-properties svg:stroke-color="#000000" draw:fill="solid" draw:fill-color="#eeeee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eeeee"/>
      <style:paragraph-properties fo:text-align="center" style:writing-mode="lr-tb"/>
    </style:style>
    <style:style style:name="P3" style:family="paragraph">
      <loext:graphic-properties draw:fill="solid" draw:fill-color="#eeeeee"/>
      <style:paragraph-properties fo:text-align="center"/>
    </style:style>
    <style:style style:name="P4" style:family="paragraph">
      <style:paragraph-properties fo:text-align="center" style:writing-mode="lr-tb"/>
      <style:text-properties fo:font-size="14pt"/>
    </style:style>
    <style:style style:name="P5" style:family="paragraph">
      <loext:graphic-properties draw:fill-color="#eeeeee"/>
      <style:paragraph-properties fo:text-align="center" style:writing-mode="lr-tb"/>
      <style:text-properties fo:font-size="14pt"/>
    </style:style>
    <style:style style:name="P6" style:family="paragraph">
      <loext:graphic-properties draw:fill="none" draw:fill-color="#ffffff"/>
    </style:style>
    <style:style style:name="T1" style:family="text">
      <style:text-properties fo:font-size="14pt" style:font-size-asian="22pt" style:font-size-complex="2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4.7cm" svg:height="1.1cm" svg:x="6.6cm" svg:y="1.4cm">
          <text:p text:style-name="P1"><text:span text:style-name="T1">Старт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9cm" svg:height="2.5cm" svg:x="5.6cm" svg:y="3.4cm">
          <text:p text:style-name="P1"><text:span text:style-name="T2">Шаг 1:</text:span></text:p>
          <text:p text:style-name="P1"><text:span text:style-name="T2">Сбор и архивирование данных о текущем</text:span></text:p>
          <text:p text:style-name="P1"><text:span text:style-name="T2">состоянии системы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9cm" svg:y1="2.5cm" svg:x2="8.9cm" svg:y2="3.4cm">
          <text:p/>
        </draw:line>
        <draw:custom-shape draw:style-name="gr4" draw:text-style-name="P5" draw:layer="layout" svg:width="6.5cm" svg:height="2.5cm" svg:x="5.6cm" svg:y="7cm">
          <text:p text:style-name="P4"><text:span text:style-name="T3">Шаг 2:</text:span></text:p>
          <text:p text:style-name="P4"><text:span text:style-name="T3">Прогнозирование </text:span></text:p>
          <text:p text:style-name="P4"><text:span text:style-name="T3">потребления</text:span></text:p>
          <text:p text:style-name="P4"><text:span text:style-name="T3">и генерации энергии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9cm" svg:y1="5.9cm" svg:x2="8.9cm" svg:y2="7cm">
          <text:p/>
        </draw:line>
        <draw:custom-shape draw:style-name="gr4" draw:text-style-name="P5" draw:layer="layout" svg:width="6.5cm" svg:height="2.5cm" svg:x="5.6cm" svg:y="10.8cm">
          <text:p text:style-name="P4"><text:span text:style-name="T3">Шаг 3:</text:span></text:p>
          <text:p text:style-name="P4"><text:span text:style-name="T3">Решение задачи</text:span></text:p>
          <text:p text:style-name="P4"><text:span text:style-name="T3">оптимизации</text:span></text:p>
          <text:p text:style-name="P4"><text:span text:style-name="T3">энергоснабжения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9cm" svg:y1="9.5cm" svg:x2="8.9cm" svg:y2="10.8cm">
          <text:p/>
        </draw:line>
        <draw:custom-shape draw:style-name="gr4" draw:text-style-name="P5" draw:layer="layout" svg:width="6.5cm" svg:height="2.5cm" svg:x="5.7cm" svg:y="14.6cm">
          <text:p text:style-name="P4"><text:span text:style-name="T3">Шаг 4:</text:span></text:p>
          <text:p text:style-name="P4"><text:span text:style-name="T3">Исполнение принятых</text:span></text:p>
          <text:p text:style-name="P4"><text:span text:style-name="T3">решений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9cm" svg:y1="13.3cm" svg:x2="8.9cm" svg:y2="14.6cm">
          <text:p/>
        </draw:line>
        <draw:line draw:style-name="gr3" draw:text-style-name="P3" draw:layer="layout" svg:x1="8.9cm" svg:y1="17.1cm" svg:x2="8.9cm" svg:y2="18.5cm">
          <text:p/>
        </draw:line>
        <draw:custom-shape draw:style-name="gr4" draw:text-style-name="P5" draw:layer="layout" svg:width="6.5cm" svg:height="2.5cm" svg:x="5.6cm" svg:y="18.5cm">
          <text:p text:style-name="P4"><text:span text:style-name="T3">Шаг 5:</text:span></text:p>
          <text:p text:style-name="P4"><text:span text:style-name="T3">Показатели</text:span></text:p>
          <text:p text:style-name="P4"><text:span text:style-name="T3">модели прогнозирования</text:span></text:p>
          <text:p text:style-name="P4"><text:span text:style-name="T3">в пределах нормы?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9cm" svg:y1="20.9cm" svg:x2="8.9cm" svg:y2="22.2cm">
          <text:p/>
        </draw:line>
        <draw:custom-shape draw:style-name="gr4" draw:text-style-name="P5" draw:layer="layout" svg:width="6.5cm" svg:height="2.5cm" svg:x="5.7cm" svg:y="22.2cm">
          <text:p text:style-name="P4"><text:span text:style-name="T3">Шаг 6:</text:span></text:p>
          <text:p text:style-name="P4"><text:span text:style-name="T3">Переобучение моделей</text:span></text:p>
          <text:p text:style-name="P4"><text:span text:style-name="T3">на обновленном</text:span></text:p>
          <text:p text:style-name="P4"><text:span text:style-name="T3">наборе данных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2.2cm" svg:y1="23.5cm" svg:x2="13.5cm" svg:y2="23.5cm">
          <text:p/>
        </draw:line>
        <draw:line draw:style-name="gr5" draw:text-style-name="P3" draw:layer="layout" svg:x1="13.5cm" svg:y1="4.5cm" svg:x2="13.5cm" svg:y2="23.5cm">
          <text:p/>
        </draw:line>
        <draw:line draw:style-name="gr3" draw:text-style-name="P3" draw:layer="layout" svg:x1="13.5cm" svg:y1="4.5cm" svg:x2="12.5cm" svg:y2="4.5cm">
          <text:p/>
        </draw:line>
        <draw:line draw:style-name="gr5" draw:text-style-name="P3" draw:layer="layout" svg:x1="5.6cm" svg:y1="19.8cm" svg:x2="2.5cm" svg:y2="19.8cm">
          <text:p/>
        </draw:line>
        <draw:line draw:style-name="gr5" draw:text-style-name="P3" draw:layer="layout" svg:x1="2.5cm" svg:y1="3.9cm" svg:x2="2.5cm" svg:y2="19.8cm">
          <text:p/>
        </draw:line>
        <draw:line draw:style-name="gr3" draw:text-style-name="P3" draw:layer="layout" svg:x1="2.5cm" svg:y1="3.9cm" svg:x2="5.7cm" svg:y2="3.9cm">
          <text:p/>
        </draw:line>
        <draw:frame draw:style-name="gr6" draw:text-style-name="P6" draw:layer="layout" svg:width="2.5cm" svg:height="0.8cm" svg:x="9.2cm" svg:y="21.3cm">
          <draw:text-box>
            <text:p>Нет</text:p>
          </draw:text-box>
        </draw:frame>
        <draw:frame draw:style-name="gr6" draw:text-style-name="P6" draw:layer="layout" svg:width="2.5cm" svg:height="0.8cm" svg:x="3.8cm" svg:y="18.9cm">
          <draw:text-box>
            <text:p>Да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13T13:02:38.818000000</meta:creation-date>
    <dc:date>2020-06-13T20:43:59.165000000</dc:date>
    <meta:editing-duration>PT1H24M38S</meta:editing-duration>
    <meta:editing-cycles>2</meta:editing-cycles>
    <meta:generator>LibreOffice/6.4.4.2$Windows_X86_64 LibreOffice_project/3d775be2011f3886db32dfd395a6a6d1ca2630ff</meta:generator>
    <meta:document-statistic meta:object-count="21"/>
  </office:meta>
</office:document-meta>
</file>